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Add a second cursor to the text. All characters between both cursors will be selected. Moving cursor or clicking mouse button will cancel selection. By default the second cursor will be on the same position as the original.</text:p>
      <text:p text:style-name="Standard">-Add “load_text &lt;fileName&gt; &lt;contextID&gt;” instruction.</text:p>
      <text:p text:style-name="Standard">-Add “save_text &lt;fileName&gt; &lt;contextID&gt;” instruction.</text:p>
      <text:p text:style-name="Standard">-Maybe add selection rectangle to the mouse and change SelectedObject to a unique vector of pointers. It could be hard, but very rewarding.</text:p>
      <text:p text:style-name="Standard">-Connect primitives to cameras.</text:p>
      <text:p text:style-name="Standard">-Rewrite EditableTextModule (look at “editable update.txt”).</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text:s/><text:soft-page-break/>and finally overwrite everything.</text:p>
      <text:p text:style-name="Standard">-Projects will be the another type of entity and it will just add new way of saving and loading 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soft-page-break/>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soft-page-break/>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04T17:00:00Z</dc:date>
    <meta:template xlink:href="Normal.dotm" xlink:type="simple"/>
    <meta:editing-cycles>750</meta:editing-cycles>
    <meta:editing-duration>PT1529880S</meta:editing-duration>
    <meta:document-statistic meta:page-count="6" meta:paragraph-count="27" meta:word-count="2033" meta:character-count="13596" meta:row-count="96" meta:non-whitespace-character-count="11590"/>
  </office:meta>
</office:document-meta>
</file>